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software engineering?</text:p>
      <text:list xml:id="list688772196" text:style-name="L1">
        <text:list-item>
          <text:p text:style-name="P1">A thorough understanding of the problem</text:p>
        </text:list-item>
        <text:list-item>
          <text:p text:style-name="P1">software has become increasingly complex therefor we need properly design software if is is to be successful</text:p>
        </text:list-item>
        <text:list-item>
          <text:p text:style-name="P1">has to be high quality bc. It is used in safety critical and data critical applications</text:p>
        </text:list-item>
        <text:list-item>
          <text:p text:style-name="P1">it is used for a long time therefore we need to ensure that the software is of high quality</text:p>
        </text:list-item>
      </text:list>
      <text:p text:style-name="Standard"/>
      <text:p text:style-name="Standard">Software engineering is the application of a systematic, disciplined, quantifiable approach to the development, operation and maintenance of the software</text:p>
      <text:p text:style-name="Standard"/>
      <text:p text:style-name="Standard">Key difference between software engineering and other engineering</text:p>
      <text:list xml:id="list647275190" text:style-name="L2">
        <text:list-item>
          <text:p text:style-name="P2">software doesn't wear out</text:p>
        </text:list-item>
        <text:list-item>
          <text:p text:style-name="P2">software is easily changed</text:p>
        </text:list-item>
        <text:list-item>
          <text:p text:style-name="P2">it is not manufactured in the traditional sense</text:p>
        </text:list-item>
        <text:list-item>
          <text:p text:style-name="P2">usually custom </text:p>
        </text:list-item>
      </text:list>
      <text:p text:style-name="Standard"/>
      <text:p text:style-name="Standard">Types of software – system, application, embedded, AI, EngrSci, WebBased</text:p>
      <text:p text:style-name="Standard"/>
      <text:p text:style-name="Standard">Generic activities of software development</text:p>
      <text:list xml:id="list1370219610" text:style-name="L3">
        <text:list-item>
          <text:p text:style-name="P3">communication</text:p>
        </text:list-item>
        <text:list-item>
          <text:p text:style-name="P3">planning</text:p>
        </text:list-item>
        <text:list-item>
          <text:p text:style-name="P3">modeling</text:p>
        </text:list-item>
        <text:list-item>
          <text:p text:style-name="P3">construction</text:p>
        </text:list-item>
        <text:list-item>
          <text:p text:style-name="P3">deployment</text:p>
        </text:list-item>
      </text:list>
      <text:p text:style-name="Standard"/>
      <text:p text:style-name="Standard">Traditional s/w engineering phases</text:p>
      <text:list xml:id="list1408785078" text:style-name="L4">
        <text:list-item>
          <text:p text:style-name="P4">requirements analysis</text:p>
        </text:list-item>
        <text:list-item>
          <text:p text:style-name="P4">design</text:p>
        </text:list-item>
        <text:list-item>
          <text:p text:style-name="P4">code</text:p>
        </text:list-item>
        <text:list-item>
          <text:p text:style-name="P4">test</text:p>
        </text:list-item>
        <text:list-item>
          <text:p text:style-name="P4">deliver</text:p>
        </text:list-item>
      </text:list>
      <text:p text:style-name="Standard"/>
      <text:p text:style-name="Standard">Ch 5. Requirements of Engineering</text:p>
      <text:list xml:id="list433907043" text:style-name="L5">
        <text:list-item>
          <text:p text:style-name="P5">what is a requirement </text:p>
          <text:list>
            <text:list-item>
              <text:p text:style-name="P5">something that delivers or qualifies what the program needs to do</text:p>
            </text:list-item>
            <text:list-item>
              <text:p text:style-name="P5">typically defined by the customer</text:p>
              <text:list>
                <text:list-item>
                  <text:p text:style-name="P5">functional requirements – boolean answer</text:p>
                  <text:list>
                    <text:list-item>
                      <text:p text:style-name="P5">what must be done</text:p>
                    </text:list-item>
                  </text:list>
                </text:list-item>
                <text:list-item>
                  <text:p text:style-name="P5">non functional – range of outcomes</text:p>
                  <text:list>
                    <text:list-item>
                      <text:p text:style-name="P5">defines the manner in which the functional req are achieved</text:p>
                      <text:list>
                        <text:list-item>
                          <text:p text:style-name="P5">ie. performance/reliabilit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design constraints</text:p>
          <text:list>
            <text:list-item>
              <text:p text:style-name="P5">limits the way in which the solution can be implemented</text:p>
            </text:list-item>
            <text:list-item>
              <text:p text:style-name="P5">the boundary between design constarint and a requirement can be blurry</text:p>
            </text:list-item>
          </text:list>
        </text:list-item>
        <text:list-item>
          <text:p text:style-name="P5">design decisions</text:p>
          <text:list>
            <text:list-item>
              <text:p text:style-name="P5">made by s/w engineering</text:p>
            </text:list-item>
            <text:list-item>
              <text:p text:style-name="P5"><text:soft-page-break/>more creative → choose language, algorithms, modules, tools</text:p>
            </text:list-item>
          </text:list>
        </text:list-item>
        <text:list-item>
          <text:p text:style-name="P5">Stages of requirements engineering</text:p>
          <text:list>
            <text:list-item>
              <text:p text:style-name="P5">conception – what is the business need</text:p>
            </text:list-item>
            <text:list-item>
              <text:p text:style-name="P5">elicitation – talk with customer about what he/she wants</text:p>
            </text:list-item>
            <text:list-item>
              <text:p text:style-name="P5">elaboration – develop a model</text:p>
            </text:list-item>
            <text:list-item>
              <text:p text:style-name="P5">negotiation – agree on/prioritize/eliminate requirements</text:p>
            </text:list-item>
            <text:list-item>
              <text:p text:style-name="P5">specification - “formally” write up requirements</text:p>
            </text:list-item>
            <text:list-item>
              <text:p text:style-name="P5">validation – make sure its correct</text:p>
            </text:list-item>
            <text:list-item>
              <text:p text:style-name="P5">management – make changes/ handle them</text:p>
            </text:list-item>
          </text:list>
        </text:list-item>
        <text:list-item>
          <text:p text:style-name="P5">requirement elicitation</text:p>
          <text:list>
            <text:list-item>
              <text:p text:style-name="P5">problems</text:p>
              <text:list>
                <text:list-item>
                  <text:p text:style-name="P5">scope: too much or too little content and tech detail</text:p>
                </text:list-item>
                <text:list-item>
                  <text:p text:style-name="P5">understanding – customers have little know how, don't understand what is needed and have little tech knowledge, and vice versa</text:p>
                </text:list-item>
                <text:list-item>
                  <text:p text:style-name="P5">volatility: requirements change over time</text:p>
                </text:list-item>
              </text:list>
            </text:list-item>
            <text:list-item>
              <text:p text:style-name="P5">what you get out of elicitation </text:p>
              <text:list>
                <text:list-item>
                  <text:p text:style-name="P5">requirements that are incomplete (missing)</text:p>
                </text:list-item>
                <text:list-item>
                  <text:p text:style-name="P5">inconsistent – contradictory requirements</text:p>
                  <text:list>
                    <text:list-item>
                      <text:p text:style-name="P5">you can try to fill in these yourself or talk to customer (your self is danger, customer is more money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principles of communication</text:p>
      <text:list xml:id="list76869045" text:style-name="L6">
        <text:list-item>
          <text:p text:style-name="P6">listen</text:p>
        </text:list-item>
        <text:list-item>
          <text:p text:style-name="P6">prepare before hand</text:p>
        </text:list-item>
        <text:list-item>
          <text:p text:style-name="P6">have a facilitator</text:p>
        </text:list-item>
        <text:list-item>
          <text:p text:style-name="P6">face to face communication</text:p>
          <text:list>
            <text:list-item>
              <text:p text:style-name="P6">informal interperson = best</text:p>
            </text:list-item>
          </text:list>
        </text:list-item>
        <text:list-item>
          <text:p text:style-name="P6">take notes</text:p>
        </text:list-item>
        <text:list-item>
          <text:p text:style-name="P6">collaborate</text:p>
        </text:list-item>
        <text:list-item>
          <text:p text:style-name="P6">stay focused</text:p>
        </text:list-item>
        <text:list-item>
          <text:p text:style-name="P6">keep moving on</text:p>
        </text:list-item>
        <text:list-item>
          <text:p text:style-name="P6">draw a picture</text:p>
        </text:list-item>
        <text:list-item>
          <text:p text:style-name="P6">negotiation is not a contest</text:p>
        </text:list-item>
      </text:list>
      <text:p text:style-name="Standard"/>
      <text:p text:style-name="Standard">Scenarios/Use Cases</text:p>
      <text:list xml:id="list1562356679" text:style-name="L7">
        <text:list-item>
          <text:p text:style-name="P7">use case – a stylized story of how an end user interacts with the system </text:p>
          <text:list>
            <text:list-item>
              <text:p text:style-name="P7">can be narrative text</text:p>
            </text:list-item>
            <text:list-item>
              <text:p text:style-name="P7">a diagram</text:p>
            </text:list-item>
            <text:list-item>
              <text:p text:style-name="P7">or both</text:p>
            </text:list-item>
            <text:list-item>
              <text:p text:style-name="P7">free form or set format</text:p>
            </text:list-item>
            <text:list-item>
              <text:p text:style-name="P7">hierarchily composed</text:p>
            </text:list-item>
            <text:list-item>
              <text:p text:style-name="P7">key word is actor – is a role that people or devices assume as the interact</text:p>
            </text:list-item>
            <text:list-item>
              <text:p text:style-name="P7">p. 136 textbook</text:p>
            </text:list-item>
          </text:list>
        </text:list-item>
        <text:list-item>
          <text:p text:style-name="P7">questions to ask in a use case</text:p>
          <text:list>
            <text:list-item>
              <text:p text:style-name="P7">who is the actor</text:p>
            </text:list-item>
            <text:list-item>
              <text:p text:style-name="P7">what the the goals</text:p>
            </text:list-item>
            <text:list-item>
              <text:p text:style-name="P7"><text:soft-page-break/>what preconditions exist</text:p>
            </text:list-item>
            <text:list-item>
              <text:p text:style-name="P7">main tasks</text:p>
            </text:list-item>
            <text:list-item>
              <text:p text:style-name="P7">exceptions</text:p>
            </text:list-item>
            <text:list-item>
              <text:p text:style-name="P7">information acquired, used or changed</text:p>
            </text:list-item>
          </text:list>
        </text:list-item>
      </text:list>
      <text:p text:style-name="Standard"/>
      <text:p text:style-name="Standard">Ch 6. Requirements Modeling</text:p>
      <text:list xml:id="list1797939549" text:style-name="L8">
        <text:list-item>
          <text:p text:style-name="P8">analysis models</text:p>
          <text:list>
            <text:list-item>
              <text:p text:style-name="P8">in elaboration stage, we take the information from elicitation and build models</text:p>
            </text:list-item>
            <text:list-item>
              <text:p text:style-name="P8">develop many models to reflect many views of the systematic</text:p>
              <text:list>
                <text:list-item>
                  <text:p text:style-name="P8">any one particular view is inadequate</text:p>
                </text:list-item>
              </text:list>
            </text:list-item>
          </text:list>
        </text:list-item>
      </text:list>
      <text:p text:style-name="Standard"/>
      <text:list xml:id="list1348005279" text:continue-numbering="true" text:style-name="L8">
        <text:list-item>
          <text:p text:style-name="P8">example models</text:p>
          <text:list>
            <text:list-item>
              <text:p text:style-name="P8">scenario based – show the system from the actors point of view</text:p>
              <text:list>
                <text:list-item>
                  <text:p text:style-name="P8">use case diagrams, user scenarios</text:p>
                </text:list-item>
              </text:list>
            </text:list-item>
          </text:list>
        </text:list-item>
        <text:list-item>
          <text:p text:style-name="P8">data models</text:p>
          <text:list>
            <text:list-item>
              <text:p text:style-name="P8">depict information domain</text:p>
              <text:list>
                <text:list-item>
                  <text:p text:style-name="P8">ex. entity relationship diagram (ERD)</text:p>
                </text:list-item>
              </text:list>
            </text:list-item>
          </text:list>
        </text:list-item>
        <text:list-item>
          <text:p text:style-name="P8">class oriented models</text:p>
          <text:list>
            <text:list-item>
              <text:p text:style-name="P8">show object oriented relationship</text:p>
              <text:list>
                <text:list-item>
                  <text:p text:style-name="P8">uml class diagrams</text:p>
                </text:list-item>
              </text:list>
            </text:list-item>
          </text:list>
        </text:list-item>
        <text:list-item>
          <text:p text:style-name="P8">flow models</text:p>
          <text:list>
            <text:list-item>
              <text:p text:style-name="P8">functional transformation of data</text:p>
            </text:list-item>
            <text:list-item>
              <text:p text:style-name="P8">data flow diagram (DFD)</text:p>
            </text:list-item>
          </text:list>
        </text:list-item>
        <text:list-item>
          <text:p text:style-name="P8">behavioral models </text:p>
          <text:list>
            <text:list-item>
              <text:p text:style-name="P8">show reaction to external events</text:p>
              <text:list>
                <text:list-item>
                  <text:p text:style-name="P8">sequence diagrams, state transition charts (STD)</text:p>
                </text:list-item>
              </text:list>
            </text:list-item>
          </text:list>
        </text:list-item>
      </text:list>
      <text:p text:style-name="Standard"/>
      <text:list xml:id="list1863743535" text:continue-numbering="true" text:style-name="L8">
        <text:list-item>
          <text:p text:style-name="P8">goals:</text:p>
          <text:list>
            <text:list-item>
              <text:p text:style-name="P8">describe what customer wants</text:p>
            </text:list-item>
            <text:list-item>
              <text:p text:style-name="P8">establish basis for design</text:p>
            </text:list-item>
            <text:list-item>
              <text:p text:style-name="P8">provide target for validation</text:p>
            </text:list-item>
          </text:list>
        </text:list-item>
      </text:list>
      <text:p text:style-name="Standard"/>
      <text:list xml:id="list733327944" text:continue-numbering="true" text:style-name="L8">
        <text:list-item>
          <text:p text:style-name="P8">model describes the what, not the how</text:p>
          <text:list>
            <text:list-item>
              <text:p text:style-name="P8">problem = what = requirements</text:p>
            </text:list-item>
            <text:list-item>
              <text:p text:style-name="P8">solution = how = design</text:p>
            </text:list-item>
          </text:list>
        </text:list-item>
      </text:list>
      <text:p text:style-name="Standard"/>
      <text:list xml:id="list652022539" text:continue-numbering="true" text:style-name="L8">
        <text:list-item>
          <text:p text:style-name="P8">structured analysis</text:p>
          <text:list>
            <text:list-item>
              <text:p text:style-name="P8">consider the data and the processes that transform the data</text:p>
            </text:list-item>
            <text:list-item>
              <text:p text:style-name="P8">good for transformational/functional systems</text:p>
              <text:list>
                <text:list-item>
                  <text:p text:style-name="P8">dominant in 60's 70's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3:45:41</meta:creation-date>
    <dc:date>2009-10-24T15:53:17</dc:date>
    <meta:editing-duration>PT02H07M39S</meta:editing-duration>
    <meta:editing-cycles>3</meta:editing-cycles>
    <meta:generator>OpenOffice.org/3.0$Linux OpenOffice.org_project/300m15$Build-9379</meta:generator>
    <meta:document-statistic meta:character-count="3980" meta:image-count="0" meta:object-count="0" meta:page-count="3" meta:paragraph-count="115" meta:table-count="0" meta:word-count="711"/>
    <meta:user-defined meta:name="Info 1"/>
    <meta:user-defined meta:name="Info 2"/>
    <meta:user-defined meta:name="Info 3"/>
    <meta:user-defined meta:name="Info 4"/>
  </office:meta>
</office:document-meta>
</file>